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tandard-subtitle">
      <style:graphic-properties draw:fill-color="#ffffff" fo:min-height="12.19cm" loext:decorative="false"/>
      <style:paragraph-properties style:writing-mode="lr-tb"/>
    </style:style>
    <style:style style:name="pr5" style:family="presentation" style:parent-style-name="Standard-outline1">
      <style:graphic-properties fo:min-height="8.884cm" loext:decorative="false"/>
      <style:paragraph-properties style:writing-mode="lr-tb"/>
    </style:style>
    <style:style style:name="pr6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Projet Nooky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Introduction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lan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1 : le contexte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>
          <draw:text-box>
            <text:p>Présentation de l’application</text:p>
            <text:list text:style-name="L2">
              <text:list-item>
                <text:p>Le pitc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>
          <draw:text-box>
            <text:p>Mes utilisateurs cibles</text:p>
            <text:list text:style-name="L2">
              <text:list-item>
                <text:p>Persona 1</text:p>
              </text:list-item>
              <text:list-item>
                <text:p>Persona 2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es principales fonctionnalités</text:p>
            <text:list text:style-name="L2">
              <text:list-item>
                <text:p>Inscription / Connexion</text:p>
              </text:list-item>
              <text:list-item>
                <text:p>Ajout de produit dans son vestiaire</text:p>
              </text:list-item>
              <text:list-item>
                <text:p>Recherche de produits</text:p>
              </text:list-item>
              <text:list-item>
                <text:p>Consultation des profils utilisateurs et de leur vestiaire</text:p>
              </text:list-item>
              <text:list-item>
                <text:p>Échange de produits avec suivi des échanges via mail automatiques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objectifs de qualité</text:p>
            <text:list text:style-name="L2">
              <text:list-item>
                <text:p>Performance</text:p>
              </text:list-item>
              <text:list-item>
                <text:p>Test</text:p>
              </text:list-item>
              <text:list-item>
                <text:p>Responsive</text:p>
              </text:list-item>
              <text:list-item>
                <text:p>...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’expression des besoins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Gestion du projet</text:p>
            <text:list text:style-name="L2">
              <text:list-item>
                <text:p>Agilité : Kanban</text:p>
              </text:list-item>
              <text:list-item>
                <text:p>Outil de gestion de projet : Trello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2 : la conception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zoning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wireframe</text:p>
          </draw:text-box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’arborescence du site côté front</text:p>
          </draw:text-box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 text:style-name="P3">Partie 2 : la concep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a charte graphique</text:p>
            <text:list text:style-name="L2">
              <text:list-item>
                <text:p>Dégradé de gris</text:p>
              </text:list-item>
              <text:list-item>
                <text:p>Rose</text:p>
              </text:list-item>
              <text:list-item>
                <text:p>(ajouter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 text:style-name="P3"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a maquette statique</text:p>
          </draw:text-box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 presentation:user-transformed="true">
          <draw:text-box>
            <text:p>Partie 3 : les données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4 : les traitements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5 : l’architecture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6 : l’implémentation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7 : les tests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8 : veille et sécurité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 presentation:user-transformed="true">
          <draw:text-box>
            <text:p>Conclusion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5T09:27:28.281000000</meta:creation-date>
    <dc:date>2024-04-26T11:12:48.034000000</dc:date>
    <meta:editing-duration>PT23H38M17S</meta:editing-duration>
    <meta:editing-cycles>2</meta:editing-cycles>
    <meta:generator>LibreOffice/7.6.2.1$Windows_X86_64 LibreOffice_project/56f7684011345957bbf33a7ee678afaf4d2ba333</meta:generator>
    <meta:document-statistic meta:object-count="107"/>
  </office:meta>
</office:document-meta>
</file>